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560000001EC7A902C5CA082181.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face style:name="Lato4" svg:font-family="Lato" style:font-adornments="Normal"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paragraph-properties fo:margin-top="0cm" fo:margin-bottom="0cm" style:contextual-spacing="false"/>
    </style:style>
    <style:style style:name="P2" style:family="paragraph" style:parent-style-name="Text_20_body">
      <style:text-properties officeooo:paragraph-rsid="000d5f29"/>
    </style:style>
    <style:style style:name="P3" style:family="paragraph" style:parent-style-name="Text_20_body">
      <style:text-properties fo:font-weight="normal" style:font-weight-asian="normal" style:font-weight-complex="normal"/>
    </style:style>
    <style:style style:name="P4" style:family="paragraph" style:parent-style-name="Title">
      <style:text-properties officeooo:paragraph-rsid="000df3cf"/>
    </style:style>
    <style:style style:name="P5" style:family="paragraph" style:parent-style-name="Heading_20_1">
      <style:text-properties officeooo:rsid="0021bdb0" officeooo:paragraph-rsid="000df3cf"/>
    </style:style>
    <style:style style:name="P6" style:family="paragraph" style:parent-style-name="Heading_20_2">
      <style:text-properties fo:font-weight="bold"/>
    </style:style>
    <style:style style:name="P7" style:family="paragraph" style:parent-style-name="Heading_20_3">
      <style:text-properties fo:font-weight="bold"/>
    </style:style>
    <style:style style:name="P8" style:family="paragraph" style:parent-style-name="Standard" style:list-style-name="L2">
      <style:text-properties fo:background-color="#ee7a7a"/>
    </style:style>
    <style:style style:name="P9" style:family="paragraph" style:parent-style-name="Standard">
      <style:text-properties fo:background-color="#cccccc"/>
    </style:style>
    <style:style style:name="P10" style:family="paragraph" style:parent-style-name="Standard" style:list-style-name="L4">
      <style:text-properties fo:background-color="#cccccc"/>
    </style:style>
    <style:style style:name="P11" style:family="paragraph" style:parent-style-name="Standard" style:list-style-name="L3">
      <style:text-properties fo:background-color="#cccccc"/>
    </style:style>
    <style:style style:name="P12" style:family="paragraph" style:parent-style-name="Text_20_body" style:list-style-name="L1">
      <style:text-properties fo:color="#0000dc" loext:opacity="100%" officeooo:rsid="0021bdb0" officeooo:paragraph-rsid="000df3cf"/>
    </style:style>
    <style:style style:name="P13" style:family="paragraph" style:parent-style-name="Text_20_body" style:list-style-name="L1">
      <style:text-properties fo:color="#0000dc" loext:opacity="100%" officeooo:rsid="0021bdb0" officeooo:paragraph-rsid="0014425f"/>
    </style:style>
    <style:style style:name="P14" style:family="paragraph" style:parent-style-name="Text_20_body" style:list-style-name="L1">
      <loext:graphic-properties draw:fill="none" draw:fill-color="#ffffff" draw:opacity="100%"/>
      <style:paragraph-properties fo:background-color="transparent"/>
      <style:text-properties officeooo:rsid="000f6e6d" officeooo:paragraph-rsid="0014425f"/>
    </style:style>
    <style:style style:name="P15" style:family="paragraph" style:parent-style-name="Text_20_body">
      <style:text-properties fo:background-color="#ffffa6"/>
    </style:style>
    <style:style style:name="P16" style:family="paragraph" style:parent-style-name="Text_20_body">
      <style:text-properties fo:background-color="#ee7a7a"/>
    </style:style>
    <style:style style:name="P17" style:family="paragraph" style:parent-style-name="Text_20_body" style:list-style-name="L4">
      <style:paragraph-properties fo:margin-top="0cm" fo:margin-bottom="0cm" style:contextual-spacing="false"/>
      <style:text-properties fo:background-color="#cccccc"/>
    </style:style>
    <style:style style:name="P1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officeooo:rsid="000d5f29"/>
    </style:style>
    <style:style style:name="T4" style:family="text">
      <style:text-properties fo:font-style="italic" style:font-style-asian="italic" style:font-style-complex="italic"/>
    </style:style>
    <style:style style:name="T5" style:family="text">
      <style:text-properties fo:font-weight="normal" style:font-weight-asian="normal" style:font-weight-complex="normal"/>
    </style:style>
    <style:style style:name="T6" style:family="text">
      <style:text-properties fo:font-weight="normal" officeooo:rsid="000d5f29" style:font-weight-asian="normal" style:font-weight-complex="normal"/>
    </style:style>
    <style:style style:name="T7" style:family="text">
      <style:text-properties fo:font-weight="normal" fo:background-color="#ffffa6" loext:char-shading-value="0" style:font-weight-asian="normal" style:font-weight-complex="normal"/>
    </style:style>
    <style:style style:name="T8" style:family="text">
      <style:text-properties fo:font-weight="normal" fo:background-color="#ffffa6" loext:char-shading-value="0" style:font-weight-asian="normal" style:font-weight-complex="normal"/>
    </style:style>
    <style:style style:name="T9" style:family="text">
      <style:text-properties fo:color="#0000dc" loext:opacity="100%"/>
    </style:style>
    <style:style style:name="T10" style:family="text">
      <style:text-properties fo:color="#0000dc" loext:opacity="100%" officeooo:rsid="0021bdb0"/>
    </style:style>
    <style:style style:name="T11" style:family="text">
      <style:text-properties fo:color="#0000dc" loext:opacity="100%" style:font-name="Lato3" officeooo:rsid="000df3cf" style:font-name-asian="Lato3" style:font-name-complex="Lato3"/>
    </style:style>
    <style:style style:name="T12" style:family="text">
      <style:text-properties fo:color="#0000dc" loext:opacity="100%" style:font-name="Lato4" style:font-name-asian="Noto Serif CJK SC" style:font-name-complex="Lohit Devanagari1"/>
    </style:style>
    <style:style style:name="T13" style:family="text">
      <style:text-properties fo:color="#0000dc" loext:opacity="100%" style:font-name="Lato4" officeooo:rsid="000df3cf" style:font-name-asian="Noto Serif CJK SC" style:font-name-complex="Lohit Devanagari1"/>
    </style:style>
    <style:style style:name="T14" style:family="text">
      <style:text-properties fo:color="#0000dc" loext:opacity="100%" style:font-name="Lato4" officeooo:rsid="0014425f" style:font-name-asian="Noto Serif CJK SC" style:font-name-complex="Lohit Devanagari1"/>
    </style:style>
    <style:style style:name="T15" style:family="text">
      <style:text-properties fo:color="#0000dc" loext:opacity="100%" style:font-name="Lato4" officeooo:rsid="00195291" style:font-name-asian="Noto Serif CJK SC" style:font-name-complex="Lohit Devanagari1"/>
    </style:style>
    <style:style style:name="T16" style:family="text">
      <style:text-properties fo:background-color="#ffffd7" loext:char-shading-value="0"/>
    </style:style>
    <style:style style:name="T17" style:family="text">
      <style:text-properties officeooo:rsid="000df3cf" fo:background-color="#ffffd7" loext:char-shading-value="0"/>
    </style:style>
    <style:style style:name="T18" style:family="text">
      <style:text-properties officeooo:rsid="00151f1a" fo:background-color="#ffffd7" loext:char-shading-value="0"/>
    </style:style>
    <style:style style:name="T19" style:family="text">
      <style:text-properties fo:background-color="#ffd8ce" loext:char-shading-value="0"/>
    </style:style>
    <style:style style:name="T20" style:family="text">
      <style:text-properties officeooo:rsid="000df3cf" fo:background-color="#ffd8ce" loext:char-shading-value="0"/>
    </style:style>
    <style:style style:name="T21" style:family="text">
      <style:text-properties officeooo:rsid="00151f1a" fo:background-color="#ffd8ce" loext:char-shading-value="0"/>
    </style:style>
    <style:style style:name="T22" style:family="text">
      <style:text-properties officeooo:rsid="000df3cf"/>
    </style:style>
    <style:style style:name="T23" style:family="text">
      <style:text-properties style:font-name="Lato3" officeooo:rsid="000df3cf" style:font-name-asian="Lato3" style:font-name-complex="Lato3"/>
    </style:style>
    <style:style style:name="T24" style:family="text">
      <style:text-properties style:font-name="Lato4" officeooo:rsid="000df3cf" style:font-name-asian="Noto Serif CJK SC" style:font-name-complex="Lohit Devanagari1"/>
    </style:style>
    <style:style style:name="T25" style:family="text">
      <style:text-properties fo:background-color="#dddddd" loext:char-shading-value="0"/>
    </style:style>
    <style:style style:name="T26" style:family="text">
      <style:text-properties officeooo:rsid="000df3cf" fo:background-color="#dddddd" loext:char-shading-value="0"/>
    </style:style>
    <style:style style:name="T27" style:family="text">
      <style:text-properties officeooo:rsid="00151f1a" fo:background-color="#dddddd" loext:char-shading-value="0"/>
    </style:style>
    <style:style style:name="T28" style:family="text">
      <style:text-properties officeooo:rsid="0016abf1" fo:background-color="#dddddd" loext:char-shading-value="0"/>
    </style:style>
    <style:style style:name="T29" style:family="text">
      <style:text-properties officeooo:rsid="001817e0" fo:background-color="#dddddd" loext:char-shading-value="0"/>
    </style:style>
    <style:style style:name="T30" style:family="text">
      <style:text-properties officeooo:rsid="0014425f"/>
    </style:style>
    <style:style style:name="T31" style:family="text">
      <style:text-properties officeooo:rsid="00195291"/>
    </style:style>
    <style:style style:name="T32" style:family="text">
      <style:text-properties fo:background-color="#ffffa6" loext:char-shading-value="0"/>
    </style:style>
    <style:style style:name="T33" style:family="text">
      <style:text-properties fo:background-color="#ffffa6" loext:char-shading-value="0"/>
    </style:style>
    <style:style style:name="T34" style:family="text">
      <style:text-properties fo:background-color="#cccccc" loext:char-shading-value="0"/>
    </style:style>
    <style:style style:name="T35" style:family="text">
      <style:text-properties fo:background-color="#cccccc" loext:char-shading-value="0"/>
    </style:style>
    <style:style style:name="T36" style:family="text">
      <style:text-properties fo:font-variant="normal" fo:text-transform="none" style:use-window-font-color="true" loext:opacity="0%" style:text-outline="false" style:text-line-through-style="none" style:text-line-through-type="none" style:text-position="0% 100%" style:font-name="Lato1" fo:font-size="10pt" fo:letter-spacing="normal" fo:language="fr" fo:country="FR"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Lohit Devanagari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draw:frame draw:style-name="fr1" draw:name="Image1" text:anchor-type="paragraph" svg:x="-1.423cm" svg:y="-1.455cm" svg:width="2.275cm" svg:height="0.794cm" draw:z-index="0"><draw:image xlink:href="Pictures/10000000000000560000001EC7A902C5CA082181.png" xlink:type="simple" xlink:show="embed" xlink:actuate="onLoad" draw:mime-type="image/png"/></draw:frame>ANNONCE DE STAGE À ANALYSER</text:p>
      <text:h text:style-name="P5" text:outline-level="1">CONSIGNES</text:h>
      <text:list text:style-name="L1">
        <text:list-item>
          <text:p text:style-name="P12"><text:span text:style-name="T22">S</text:span>urlig<text:span text:style-name="T22">nez <text:line-break/></text:span><text:span text:style-name="T23">●</text:span><text:span text:style-name="T24"> </text:span><text:span text:style-name="T17">en </text:span><text:span text:style-name="T16">jaune </text:span><text:span text:style-name="T18">vos</text:span><text:span text:style-name="T17"> qualités</text:span><text:span text:style-name="T22">, <text:line-break/></text:span><text:span text:style-name="T23">●</text:span><text:span text:style-name="T24"> </text:span><text:span text:style-name="T20">en</text:span><text:span text:style-name="T19"> rouge </text:span><text:span text:style-name="T21">vos</text:span><text:span text:style-name="T20"> compétences</text:span><text:span text:style-name="T22">,<text:line-break/></text:span><text:span text:style-name="T23">●</text:span><text:span text:style-name="T24"> </text:span><text:span text:style-name="T26">en </text:span><text:span text:style-name="T25">gris </text:span><text:span text:style-name="T26">les informations utiles pour rédiger une lettre </text:span><text:span text:style-name="T29">ou un mail </text:span><text:span text:style-name="T26">de motivation – </text:span><text:span text:style-name="T28">le plus </text:span><text:span text:style-name="T27">souvent liées à l’entreprise</text:span>.<text:line-break/><text:span text:style-name="T30">Une fois cela fait, déposez ce document dans Moodle (NOM_Prénom_groupe_</text:span><text:span text:style-name="T31">Atol-</text:span><text:span text:style-name="T30">1).</text:span></text:p>
        </text:list-item>
        <text:list-item>
          <text:p text:style-name="P13">Parmi les passages surlignés en <text:span text:style-name="T22">gris</text:span>, <text:span text:style-name="T22">écrivez avec différentes couleurs ce qui correspond à différentes idées et d</text:span>ites à quelle idée correspond chacune de ces couleurs.<text:line-break/><text:span text:style-name="T30">Une fois cela fait, déposez ce document dans Moodle (NOM_Prénom_groupe_</text:span><text:span text:style-name="T31">Atol-2</text:span><text:span text:style-name="T30">).</text:span></text:p>
        </text:list-item>
        <text:list-item>
          <text:p text:style-name="P14"><text:span text:style-name="T10">R</text:span><text:span text:style-name="T9">édigez un à trois paragraphe(s) pour chacun des points suivants :<text:line-break/></text:span><text:span text:style-name="T11">●</text:span><text:span text:style-name="T13"> </text:span><text:span text:style-name="T12">l’entreprise et le travail ; <text:line-break/></text:span><text:span text:style-name="T11">●</text:span><text:span text:style-name="T13"> </text:span><text:span text:style-name="T12">vos compétences et qualités utiles pour ce stage.<text:line-break/></text:span><text:span text:style-name="T14">Une fois cela fait, déposez votre ébauche de lettre de motivation dans Moodle (NOM_Prénom_groupe_</text:span><text:span text:style-name="T15">Atol-3</text:span><text:span text:style-name="T14">)</text:span></text:p>
        </text:list-item>
      </text:list>
      <text:h text:style-name="Heading_20_1" text:outline-level="1">STAGE : <text:span text:style-name="T3">D</text:span>ÉVELOPPEUR·EUSE INFORMATIQUE – H/F</text:h>
      <text:p text:style-name="P1"><text:a xlink:type="simple" xlink:href="https://fr.indeed.com/cmp/Atol-Conseils-Et-Développements?campaignid=mobvjcmp&amp;from=mobviewjob&amp;tk=1ghp7j42ljtuc800&amp;fromjk=344c5f434149fea1" office:target-frame-name="_blank" xlink:show="new" text:style-name="Internet_20_link" text:visited-style-name="Visited_20_Internet_20_Link">ATOL Conseils et Développements</text:a></text:p>
      <text:p text:style-name="P1">21220 Gevrey-Chambertin</text:p>
      <text:section text:style-name="Sect1" text:name="salaryInfoAndJobType">
        <text:p text:style-name="P1">Temps plein</text:p>
      </text:section>
      <text:section text:style-name="Sect1" text:name="jobDescriptionText">
        <text:h text:style-name="P6" text:outline-level="2">L’entreprise</text:h>
        <text:p text:style-name="Text_20_body">Atol Conseils et Développements conçoit et développe des applications web et mobile au profit d’acteurs majeurs des secteurs publics et privés en France. <text:span text:style-name="T35">Entreprise dynamique, nous avons connu ces cinq dernières années une solide croissance en passant de 80 à 200 collaborateurs, tout en nous appuyant sur des valeurs importantes comme le développement durable, l’autonomie, la collaboration et l’excellence technique.</text:span></text:p>
        <text:p text:style-name="Text_20_body">Nous pensons que l’informatique peut transformer positivement les façons de travailler, l’interaction entre les utilisateurs et la société. Les projets que nous concevons, réalisons, exploitons pour nos clients doivent être porteurs de valeur ajoutée. <text:span text:style-name="T35">Nous mettons en œuvre une organisation agile et créative pour répondre à ces enjeux avec des équipes à taille humaine, fortement autonomes et engagées pour relever les challenges des projets de nos clients.</text:span></text:p>
        <text:p text:style-name="P9">Convivial, chaleureux et dynamique, notre environnement de travail s’imprègne d’une culture d’entreprise forte et bienveillante. Positionné sur des solutions open-source, nos collaborateurs sont associés à la prise de décision et aux choix techniques des projets. Ainsi, nous prônons la confiance et la prise d’initiative de nos talents. Nous leur offrons également un parcours d’intégration avec des formations animées par nos leaders techniques et un accompagnement dans la gestion de leurs carrières vers l’évolution professionnelle qu’ils auront choisie.</text:p>
        <text:h text:style-name="P6" text:outline-level="2"><text:soft-page-break/>Le poste</text:h>
        <text:p text:style-name="Text_20_body">Dans le cadre de notre développement, notre pôle IoT (<text:span text:style-name="T4">Internet of Things</text:span>) recherche un·e <text:span text:style-name="T1">Développeur·euse Java en stage</text:span>, afin de participer à nos projets de réalisation d’applications en lien avec les objets connectés et les solutions industrielles.</text:p>
        <text:p text:style-name="Standard">En collaboration avec le responsable technique et les autres membres de l’équipe, vous serez amené·e à participer aux missions suivantes :</text:p>
        <text:list text:style-name="L2">
          <text:list-item>
            <text:list>
              <text:list-item>
                <text:list>
                  <text:list-item>
                    <text:p text:style-name="P8">intervenir sur les différentes étapes constituant le cycle de vie de l’application (conception, modélisation, développement, intégration, test/recette, maintenance corrective et évolutive, mise en production) ;</text:p>
                  </text:list-item>
                  <text:list-item>
                    <text:p text:style-name="P8">comprendre les besoins fonctionnels et techniques du client.</text:p>
                  </text:list-item>
                </text:list>
              </text:list-item>
            </text:list>
          </text:list-item>
        </text:list>
        <text:h text:style-name="P6" text:outline-level="2" text:is-list-header="true">Profil recherché</text:h>
        <text:p text:style-name="P16">De formation bac +2 en informatique ou équivalent, vous cherchez un stage pour la fin d’année scolaire en <text:span text:style-name="T1">développement</text:span> <text:span text:style-name="T1">informatique</text:span>.</text:p>
        <text:p text:style-name="P16">Une connaissance et une appétence pour le langage de programmation <text:span text:style-name="T1">Java </text:span>est indispensable.</text:p>
        <text:p text:style-name="P16">Des connaissances sur <text:span text:style-name="T1">Git </text:span>et <text:span text:style-name="T1">PostgreSQL </text:span>seraient un plus.</text:p>
        <text:p text:style-name="P15">Vous êtes intéressé par <text:span text:style-name="T1">l’informatique industrielle </text:span>et/ou <text:span text:style-name="T1">les objets connectés.</text:span></text:p>
        <text:p text:style-name="P2"><text:span text:style-name="T33">Vous </text:span><text:span text:style-name="T8">êtes passionné·e, curieux·se des évolutions technologiques et force de proposition.</text:span><text:span text:style-name="T5"> </text:span><text:span text:style-name="T8">Vous aimez à la fois travailler en équipe et faire preuve d’autonomie et d’initiatives. Vous souhaitez travailler sur des projets variés et dynamiques qui favorisent votre montée en compétences : cette offre est faite pour vous !</text:span></text:p>
        <text:p text:style-name="P3"/>
        <text:p text:style-name="P9"><text:span text:style-name="T5">Nous rejoindre, c’est intégrer une entreprise ambitieuse, dynamique et en pleine croissance avec des valeurs fortes, </text:span><text:span text:style-name="T6">ce</text:span><text:span text:style-name="T5"> qui vous permettra de vous épan</text:span>ouir :</text:p>
        <text:list text:style-name="L3">
          <text:list-item>
            <text:list>
              <text:list-item>
                <text:list>
                  <text:list-item>
                    <text:p text:style-name="P11">bienveillance, bonne humeur, entraide et travail en équipe ;</text:p>
                  </text:list-item>
                  <text:list-item>
                    <text:p text:style-name="P11">parcours d’intégration mis en place dans les premières semaines de votre arrivée avec des formations sur nos pratiques de dev et les outils utilisés ;</text:p>
                  </text:list-item>
                  <text:list-item>
                    <text:p text:style-name="P11">plans d’actions de développement de compétences à travers des formations, du tutorat et l’entraide permanente entre collègues ;</text:p>
                  </text:list-item>
                  <text:list-item>
                    <text:p text:style-name="P11">possibilité d’évolution de carrière vers de la gestion de projet, du management d’équipe ou de l’expertise ;</text:p>
                  </text:list-item>
                  <text:list-item>
                    <text:p text:style-name="P11">mise en place d’espaces collaboratifs d’expertises : Jeudi Tech, Lead Tech Squad, Espace de créativité… ;</text:p>
                  </text:list-item>
                  <text:list-item>
                    <text:p text:style-name="P11">moments de convivialité sportifs, de détente ou gastronomiques : badminton, futsal, squash, méditation, jeux de société, ping-pong, burger du vendredi et japonais du mardi…</text:p>
                  </text:list-item>
                </text:list>
              </text:list-item>
            </text:list>
          </text:list-item>
        </text:list>
        <text:h text:style-name="P6" text:outline-level="2" text:is-list-header="true">Éléments nécessaires pour postuler</text:h>
        <text:p text:style-name="Text_20_body">Pour valider votre candidature, nous vous demandons de fournir les éléments suivants, vous devrez télécharger les pièces demandées directement lors de votre inscription.</text:p>
        <text:p text:style-name="Standard"><text:span text:style-name="T2">Toute candidature incomplète ne sera pas traitée par nos services</text:span>.</text:p>
        <text:h text:style-name="P6" text:outline-level="2"><text:soft-page-break/>Conditions pratiques</text:h>
        <text:list text:style-name="L4">
          <text:list-item>
            <text:list>
              <text:list-item>
                <text:list>
                  <text:list-item>
                    <text:p text:style-name="P17">Stage – 3-<office:annotation office:name="__Annotation__17360_3952569899" loext:resolved="false"><dc:creator>Corinne Paterlini</dc:creator><dc:date>2022-11-13T20:54:34.276067745</dc:date><meta:creator-initials>CP</meta:creator-initials><text:p text:style-name="P18"><text:span text:style-name="T36">dans l’annonce, la durée est de 4 mois. </text:span></text:p></office:annotation>4 <text:span text:style-name="T3">m</text:span>ois<office:annotation-end office:name="__Annotation__17360_3952569899"/></text:p>
                  </text:list-item>
                  <text:list-item>
                    <text:p text:style-name="P10">Temps plein</text:p>
                  </text:list-item>
                </text:list>
              </text:list-item>
            </text:list>
          </text:list-item>
        </text:list>
        <text:h text:style-name="P7" text:outline-level="3" text:is-list-header="true">Niveau d’expérience requis</text:h>
        <text:p text:style-name="P9">Débutant·e accepté·e</text:p>
        <text:h text:style-name="P7" text:outline-level="3">Niveau d’étude requis</text:h>
        <text:p text:style-name="P9">Bac +2 à Bac +4</text:p>
        <text:h text:style-name="P7" text:outline-level="3">Permis requis</text:h>
        <text:p text:style-name="Standard">Permis non obligatoire</text:p>
        <text:h text:style-name="P7" text:outline-level="3" text:is-list-header="true">Prise de poste</text:h>
        <text:p text:style-name="Standard">Dès que possible</text:p>
        <text:h text:style-name="P7" text:outline-level="3">Type de salaire</text:h>
        <text:p text:style-name="Text_20_body">À définir selon profil</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adornments="Normal" style:font-family-generic="swiss" style:font-pitch="variable"/>
    <style:font-face style:name="Lato" svg:font-family="Lato"/>
    <style:font-face style:name="Lato1" svg:font-family="Lato" style:font-pitch="variable"/>
    <style:font-face style:name="Lato2" svg:font-family="Lato" style:font-adornments="Gras" style:font-pitch="variable"/>
    <style:font-face style:name="Lato3" svg:font-family="Lato" style:font-adornments="Normal"/>
    <style:font-face style:name="Lato4" svg:font-family="Lato" style:font-adornments="Normal" style:font-pitch="variable"/>
    <style:font-face style:name="Liberation Serif" svg:font-family="'Liberation Serif'" style:font-pitch="variable"/>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1" fo:font-size="12pt" fo:language="fr" fo:country="F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text-align="justify" style:justify-single-word="false" fo:text-indent="1.501cm" style:auto-text-indent="false"/>
      <style:text-properties style:font-name="Lato4" fo:font-family="Lato" style:font-style-name="Normal" style:font-pitch="variable" officeooo:rsid="000669a3"/>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ato" fo:font-family="Lato" fo:font-size="16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198cm" style:contextual-spacing="false" fo:line-height="100%"/>
      <style:text-properties style:font-name="Lato4" fo:font-family="Lato" style:font-style-name="Normal" style:font-pitch="variable"/>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Title" style:family="paragraph" style:parent-style-name="Heading" style:next-style-name="Text_20_body" style:class="chapter" style:master-page-name="">
      <style:paragraph-properties fo:margin-left="0cm" fo:margin-right="0cm" fo:margin-top="0cm" fo:margin-bottom="0.275cm" style:contextual-spacing="false" fo:text-align="center" style:justify-single-word="false" fo:text-indent="0cm" style:auto-text-indent="false" style:page-number="auto"/>
      <style:text-properties fo:color="#000058" loext:opacity="100%" style:font-name="Lato2" fo:font-family="Lato" style:font-style-name="Gras" style:font-pitch="variable" fo:font-size="22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198cm" style:contextual-spacing="false" fo:text-indent="0cm" style:auto-text-indent="false"/>
      <style:text-properties style:font-name="DejaVu Sans" fo:font-family="'DejaVu Sans'" style:font-style-name="Normal" style:font-family-generic="swiss" style:font-pitch="variable" fo:font-weight="normal"/>
    </style:style>
    <style:style style:name="Heading_20_1" style:display-name="Heading 1" style:family="paragraph" style:parent-style-name="Heading" style:next-style-name="Text_20_body" style:default-outline-level="1" style:class="text">
      <style:paragraph-properties fo:margin-top="1.002cm" fo:margin-bottom="0.099cm" style:contextual-spacing="false" fo:padding="0.049cm" fo:border-left="none" fo:border-right="none" fo:border-top="none" fo:border-bottom="1.3pt solid #000084"/>
      <style:text-properties fo:color="#000084" loext:opacity="100%" style:font-name="Lato2" fo:font-family="Lato" style:font-style-name="Gras" style:font-pitch="variable" fo:font-size="18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185cm" fo:margin-right="0cm" fo:margin-top="0.699cm" fo:margin-bottom="0.099cm" style:contextual-spacing="false" fo:text-indent="0cm" style:auto-text-indent="false"/>
      <style:text-properties fo:color="#0000b0" loext:opacity="100%" style:font-name="Lato2" fo:font-family="Lato" style:font-style-name="Gras" style:font-pitch="variable" fo:font-size="16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37cm" fo:margin-right="0cm" fo:margin-top="0.501cm" fo:margin-bottom="0.099cm" style:contextual-spacing="false" fo:text-indent="0cm" style:auto-text-indent="false"/>
      <style:text-properties fo:color="#0000dc" loext:opacity="100%" style:font-name="Lato2" fo:font-family="Lato" style:font-style-name="Gras" style:font-pitch="variable" fo:font-size="14pt"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556cm" fo:margin-right="0cm" fo:margin-top="0.303cm" fo:margin-bottom="0.215cm" style:contextual-spacing="false" fo:text-indent="0cm" style:auto-text-indent="false"/>
      <style:text-properties fo:color="#0000ff" loext:opacity="100%" style:font-name="Lato2" fo:font-family="Lato" style:font-style-name="Gras" style:font-pitch="variable" fo:font-size="13pt" fo:font-style="normal" fo:font-weight="bold" style:font-size-asian="95%" style:font-style-asian="italic" style:font-weight-asian="bold" style:font-size-complex="95%" style:font-style-complex="italic" style:font-weight-complex="bold"/>
    </style:style>
    <style:style style:name="Subtitle" style:family="paragraph" style:parent-style-name="Heading" style:next-style-name="Text_20_body" style:class="chapter">
      <style:paragraph-properties fo:margin-left="0cm" fo:margin-right="0cm" fo:margin-top="0cm" fo:margin-bottom="0.275cm" style:contextual-spacing="false" fo:text-align="center" style:justify-single-word="false" fo:text-indent="0cm" style:auto-text-indent="false"/>
      <style:text-properties fo:color="#000058" loext:opacity="100%" style:font-name="Lato2" fo:font-family="Lato" style:font-style-name="Gras" style:font-pitch="variable" fo:font-size="22pt" fo:font-weight="bold" style:font-size-asian="18pt" style:font-size-complex="18pt"/>
    </style:style>
    <style:style style:name="Footnote" style:family="paragraph" style:parent-style-name="Standard" style:class="extra">
      <style:paragraph-properties fo:margin-left="0.598cm" fo:margin-right="0cm" fo:margin-top="0cm" fo:margin-bottom="0.198cm" style:contextual-spacing="false" fo:text-indent="-0.598cm" style:auto-text-indent="false" text:number-lines="false" text:line-number="0"/>
      <style:text-properties fo:font-size="10.5pt" style:font-size-asian="10pt" style:font-size-complex="10pt"/>
    </style:style>
    <style:style style:name="Table_20_Contents" style:display-name="Table Contents" style:family="paragraph" style:parent-style-name="Standard" style:class="extra">
      <style:paragraph-properties fo:margin-left="0.101cm" fo:margin-right="0.101cm" fo:text-indent="0cm" style:auto-text-indent="false" text:number-lines="false" text:line-number="0">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align="center" style:justify-single-word="false" fo:text-indent="0cm" style:auto-text-indent="false" text:number-lines="false" text:line-number="0"/>
      <style:text-properties fo:color="#000084" loext:opacity="100%" style:font-name="Lato2" fo:font-family="Lato" style:font-style-name="Gras" style:font-pitch="variable" fo:font-size="18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198cm" fo:margin-bottom="0cm" style:contextual-spacing="false" fo:text-indent="0cm" style:auto-text-indent="false">
        <style:tab-stops>
          <style:tab-stop style:position="18.002cm" style:type="right" style:leader-style="dotted" style:leader-text="."/>
        </style:tab-stops>
      </style:paragraph-properties>
      <style:text-properties fo:font-size="11pt" fo:font-weight="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503cm" style:type="right" style:leader-style="dotted" style:leader-text="."/>
        </style:tab-stops>
      </style:paragraph-properties>
      <style:text-properties fo:font-size="11pt"/>
    </style:style>
    <style:style style:name="Contents_20_3" style:display-name="Contents 3" style:family="paragraph" style:parent-style-name="Index" style:class="index">
      <style:paragraph-properties fo:margin-left="0.998cm" fo:margin-right="0cm" fo:text-indent="0cm" style:auto-text-indent="false">
        <style:tab-stops>
          <style:tab-stop style:position="17.004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505cm" style:type="right" style:leader-style="dotted" style:leader-text="."/>
        </style:tab-stops>
      </style:paragraph-properties>
      <style:text-properties fo:font-size="10pt"/>
    </style:style>
    <style:style style:name="Header_20_and_20_Footer" style:display-name="Header and Footer" style:family="paragraph" style:parent-style-name="Standard" style:class="extra">
      <style:paragraph-properties text:number-lines="false" text:line-number="0">
        <style:tab-stops>
          <style:tab-stop style:position="9.001cm" style:type="center"/>
          <style:tab-stop style:position="18.002cm" style:type="right"/>
        </style:tab-stops>
      </style:paragraph-properties>
    </style:style>
    <style:style style:name="Footer" style:family="paragraph" style:parent-style-name="Header_20_and_20_Footer" style:class="extra" style:master-page-name="">
      <style:paragraph-properties fo:margin-left="0cm" fo:margin-right="0cm" fo:text-align="center" style:justify-single-word="false" fo:text-indent="0cm" style:auto-text-indent="false" style:page-number="auto" text:number-lines="false" text:line-number="0">
        <style:tab-stops>
          <style:tab-stop style:position="9.001cm" style:type="center"/>
          <style:tab-stop style:position="18.002cm" style:type="right"/>
        </style:tab-stops>
      </style:paragraph-properties>
      <style:text-properties fo:font-size="10pt"/>
    </style:style>
    <style:style style:name="Figure" style:family="paragraph" style:parent-style-name="Caption" style:class="extra">
      <style:paragraph-properties fo:margin-left="0cm" fo:margin-right="0cm" fo:margin-top="0cm" fo:margin-bottom="0cm" style:contextual-spacing="false" fo:text-indent="0cm" style:auto-text-indent="false"/>
      <style:text-properties fo:font-size="10.5pt"/>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color="#0000dc" loext:opacity="100%"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draw:fill="none" fo:padding="0.15cm" fo:border="0.06pt solid #000000"/>
    </style:style>
    <text:outline-style style:name="Outline">
      <text:outline-level-style text:level="1" loext:num-list-format="%1%" style:num-format="">
        <style:list-level-properties text:list-level-position-and-space-mode="label-alignment">
          <style:list-level-label-alignment text:label-followed-by="space"/>
        </style:list-level-properties>
      </text:outline-level-style>
      <text:outline-level-style text:level="2" loext:num-list-format="%1%.%2%" style:num-format="">
        <style:list-level-properties text:list-level-position-and-space-mode="label-alignment">
          <style:list-level-label-alignment text:label-followed-by="space"/>
        </style:list-level-properties>
      </text:outline-level-style>
      <text:outline-level-style text:level="3" loext:num-list-format="%1%.%2%.%3%" style:num-format="">
        <style:list-level-properties text:list-level-position-and-space-mode="label-alignment">
          <style:list-level-label-alignment text:label-followed-by="space"/>
        </style:list-level-properties>
      </text:outline-level-style>
      <text:outline-level-style text:level="4" loext:num-list-format="%1%.%2%.%3%.%4%" style:num-format="1" text:display-levels="4">
        <style:list-level-properties text:list-level-position-and-space-mode="label-alignment">
          <style:list-level-label-alignment text:label-followed-by="space"/>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Footer"><text:page-number text:select-page="current">3</text:page-number>/<text:page-count>3</text:page-cou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13T20:34:13.583143073</meta:creation-date>
    <dc:title>Cours_Lato</dc:title>
    <meta:editing-duration>PT3H46M2S</meta:editing-duration>
    <meta:editing-cycles>13</meta:editing-cycles>
    <meta:generator>LibreOffice/7.5.6.2$Linux_X86_64 LibreOffice_project/50$Build-2</meta:generator>
    <meta:initial-creator>Corinne Paterlini</meta:initial-creator>
    <dc:date>2023-09-29T10:20:58.858271523</dc:date>
    <dc:creator>Lucas Da SIlveira</dc:creator>
    <meta:document-statistic meta:table-count="0" meta:image-count="1" meta:object-count="0" meta:page-count="3" meta:paragraph-count="48" meta:word-count="759" meta:character-count="5116" meta:non-whitespace-character-count="4412"/>
    <meta:template xlink:type="simple" xlink:actuate="onRequest" xlink:title="Cours_Lato" xlink:href="../../../../../../../../../.config/libreoffice/4/user/template/Cours_Lato1.ott" meta:date="2022-11-13T20:34:12.668909416"/>
  </office:meta>
</office:document-meta>
</file>